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3c3c" officeooo:paragraph-rsid="001f3c3c"/>
    </style:style>
    <style:style style:name="P2" style:family="paragraph" style:parent-style-name="Standard" style:list-style-name="L1">
      <style:text-properties officeooo:rsid="001f3c3c" officeooo:paragraph-rsid="001f3c3c"/>
    </style:style>
    <style:style style:name="P3" style:family="paragraph" style:parent-style-name="Standard">
      <style:text-properties officeooo:rsid="001f6416" officeooo:paragraph-rsid="001f6416"/>
    </style:style>
    <style:style style:name="P4" style:family="paragraph" style:parent-style-name="Standard" style:list-style-name="L2">
      <style:text-properties officeooo:rsid="001f6416" officeooo:paragraph-rsid="001f6416"/>
    </style:style>
    <style:style style:name="P5" style:family="paragraph" style:parent-style-name="Standard" style:list-style-name="L2">
      <style:text-properties officeooo:rsid="00215d23" officeooo:paragraph-rsid="00215d23"/>
    </style:style>
    <style:style style:name="P6" style:family="paragraph" style:parent-style-name="Standard" style:list-style-name="L2">
      <style:text-properties officeooo:rsid="002301f0" officeooo:paragraph-rsid="002301f0"/>
    </style:style>
    <style:style style:name="P7" style:family="paragraph" style:parent-style-name="Standard" style:list-style-name="L1">
      <style:text-properties officeooo:rsid="0024fbe7" officeooo:paragraph-rsid="0024fbe7"/>
    </style:style>
    <style:style style:name="P8" style:family="paragraph" style:parent-style-name="Standard">
      <style:text-properties officeooo:rsid="0025d176" officeooo:paragraph-rsid="0025d176"/>
    </style:style>
    <style:style style:name="P9" style:family="paragraph" style:parent-style-name="Standard" style:list-style-name="L3">
      <style:text-properties officeooo:rsid="0025d176" officeooo:paragraph-rsid="0025d176"/>
    </style:style>
    <style:style style:name="P10" style:family="paragraph" style:parent-style-name="Standard" style:list-style-name="L1">
      <style:text-properties officeooo:rsid="002ae5a2" officeooo:paragraph-rsid="002ae5a2"/>
    </style:style>
    <style:style style:name="P11" style:family="paragraph" style:parent-style-name="Standard" style:list-style-name="L1">
      <style:text-properties officeooo:rsid="002c16bc" officeooo:paragraph-rsid="002c16bc"/>
    </style:style>
    <style:style style:name="T1" style:family="text">
      <style:text-properties officeooo:rsid="00215d23"/>
    </style:style>
    <style:style style:name="T2" style:family="text">
      <style:text-properties officeooo:rsid="0025d176"/>
    </style:style>
    <style:style style:name="T3" style:family="text">
      <style:text-properties officeooo:rsid="00267dd1"/>
    </style:style>
    <style:style style:name="T4" style:family="text">
      <style:text-properties officeooo:rsid="002732bb"/>
    </style:style>
    <style:style style:name="T5" style:family="text">
      <style:text-properties officeooo:rsid="0028f1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</text:p>
      <text:p text:style-name="P1"/>
      <text:p text:style-name="P1">Qfield.md</text:p>
      <text:list xml:id="list2612855770" text:style-name="L1">
        <text:list-item>
          <text:p text:style-name="P2">about us → ivan and mario, pictures</text:p>
        </text:list-item>
        <text:list-item>
          <text:p text:style-name="P2">about us + slide with opengis logo and page</text:p>
        </text:list-item>
        <text:list-item>
          <text:p text:style-name="P2">page nr</text:p>
        </text:list-item>
        <text:list-item>
          <text:p text:style-name="P7"><text:span text:style-name="T2">QField v</text:span>ersion!!</text:p>
        </text:list-item>
        <text:list-item>
          <text:p text:style-name="P10">+ QField Logo</text:p>
        </text:list-item>
        <text:list-item>
          <text:p text:style-name="P11">QFC &gt; register add logo</text:p>
        </text:list-item>
      </text:list>
      <text:p text:style-name="P1"/>
      <text:p text:style-name="P1"/>
      <text:p text:style-name="P1"/>
      <text:p text:style-name="P3">Exercise</text:p>
      <text:p text:style-name="P3"/>
      <text:list xml:id="list3366388689" text:style-name="L2">
        <text:list-item>
          <text:p text:style-name="P6"><text:span text:style-name="T3">(</text:span>add OPENGIS logo<text:span text:style-name="T3">)</text:span></text:p>
        </text:list-item>
        <text:list-item>
          <text:p text:style-name="P6"><text:span text:style-name="T5">(</text:span>add actual date and context<text:span text:style-name="T5">)</text:span></text:p>
        </text:list-item>
        <text:list-item>
          <text:p text:style-name="P4"><text:span text:style-name="T3">(ev. </text:span>printout <text:span text:style-name="T1">exercises for participants</text:span><text:span text:style-name="T3">) <text:s text:c="2"/>/ → </text:span><text:span text:style-name="T5">make a pdf a load to QFC ..</text:span></text:p>
          <text:p text:style-name="P5"/>
        </text:list-item>
      </text:list>
      <text:p text:style-name="P3"/>
      <text:p text:style-name="P8">project</text:p>
      <text:list xml:id="list2852632236" text:style-name="L3">
        <text:list-item>
          <text:p text:style-name="P9">remove swiss maps or change CRS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9T17:14:42.332000000</meta:creation-date>
    <dc:date>2022-08-22T01:45:57.793000000</dc:date>
    <meta:editing-duration>P2DT4H28M26S</meta:editing-duration>
    <meta:editing-cycles>9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15" meta:word-count="73" meta:character-count="331" meta:non-whitespace-character-count="280"/>
  </office:meta>
</office:document-meta>
</file>